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5 - Sep 11</text:p>
      <text:p text:style-name="P1">Zachary Zimmerman</text:p>
      <text:p text:style-name="P1">Senior Project Fall 2014</text:p>
      <text:p text:style-name="P1">Week 4 Journal</text:p>
      <text:p text:style-name="P2">     <text:span text:style-name="T1">September 5</text:span></text:p>
      <text:p text:style-name="P2">     <text:span text:style-name="T1">September 6 </text:span></text:p>
      <text:p text:style-name="P2">     <text:span text:style-name="T1">September 7</text:span></text:p>
      <text:p text:style-name="P2">          <text:span text:style-name="T1">1600-1800 - Server configuration</text:span></text:p>
      <text:p text:style-name="P2">     <text:span text:style-name="T1">September 8</text:span></text:p>
      <text:p text:style-name="P2">          <text:span text:style-name="T1">1700-1800 - Installation of additional server sofware</text:span></text:p>
      <text:p text:style-name="P2">     <text:span text:style-name="T1">September 9</text:span></text:p>
      <text:p text:style-name="P2">          <text:span text:style-name="T1">1450-1500 - Meeting with Dr. Gorka</text:span></text:p>
      <text:p text:style-name="P2">     <text:span text:style-name="T1">September 10</text:span></text:p>
      <text:p text:style-name="P2">     <text:span text:style-name="T1">September 1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1T21:22:31.67</meta:creation-date>
    <meta:document-statistic meta:table-count="0" meta:image-count="0" meta:object-count="0" meta:page-count="1" meta:paragraph-count="14" meta:word-count="45" meta:character-count="333"/>
    <dc:date>2014-09-11T21:26:52</dc:date>
    <meta:editing-duration>PT4M21S</meta:editing-duration>
    <meta:editing-cycles>1</meta:editing-cycles>
    <meta:generator>OpenOffice/4.1.0$Win32 OpenOffice.org_project/410m18$Build-9764</meta:generator>
  </office:meta>
</office:document-meta>
</file>